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9E018EF10A7F5F13.png" manifest:media-type="image/png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5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452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3263e5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3353e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3453f3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6519f" officeooo:paragraph-rsid="0036519f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77d64" officeooo:paragraph-rsid="00377d6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7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2" style:data-style-name="N0">2.2</text:variable-set>: </text:p>
      <text:p text:style-name="P2"/>
      <text:list xml:id="list7884849498009182333" text:style-name="L1">
        <text:list-item>
          <text:p text:style-name="P15">Two cars both start from a stop and accelerate at the same <text:span text:style-name="T3">rate. <text:s/>Car A accelerates for 5 seconds, whereas car B accelerates for 1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210752175744227" text:continue-numbering="true" text:style-name="L1">
          <text:list-item>
            <text:list>
              <text:list-item>
                <text:p text:style-name="P16"><draw:frame draw:style-name="fr2" draw:name="Object5" text:anchor-type="as-char" svg:width="0.572in" svg:height="0.418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16"><draw:frame draw:style-name="fr2" draw:name="Object4" text:anchor-type="as-char" svg:width="0.572in" svg:height="0.41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16"><draw:frame draw:style-name="fr2" draw:name="Object1" text:anchor-type="as-char" svg:width="0.539in" svg:height="0.2091in" draw:z-index="4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17"/>
        <text:list xml:id="list210751746249948" text:continue-numbering="true" text:style-name="L1">
          <text:list-item>
            <text:list>
              <text:list-item>
                <text:p text:style-name="P16"><draw:frame draw:style-name="fr2" draw:name="Object2" text:anchor-type="as-char" svg:width="0.6402in" svg:height="0.209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16"><draw:frame draw:style-name="fr2" draw:name="Object3" text:anchor-type="as-char" svg:width="0.6508in" svg:height="0.2098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5"/>
      <text:p text:style-name="P5"/>
      <text:list xml:id="list210751933338705" text:continue-numbering="true" text:style-name="L1">
        <text:list-item>
          <text:p text:style-name="P9">A penny is dropped off of a tall bridge. <text:s/>Exactly one second later, a nickel is dropped off the same bridge. <text:s/><text:span text:style-name="T5">Assuming air resistance is negligable, which of the following best describes the motion of the two coins?</text:span></text:p>
          <text:list>
            <text:list-item>
              <text:p text:style-name="P10">The distance between the two coins increases as the nickel falls behind. </text:p>
            </text:list-item>
            <text:list-item>
              <text:p text:style-name="P10">The distance between the two coins decreases as the nickel catches up to the penny, and possibly passes it if the height is great enough. </text:p>
            </text:list-item>
            <text:list-item>
              <text:p text:style-name="P10">The distance between the two coins remains exactly the same. <text:s/></text:p>
            </text:list-item>
            <text:list-item>
              <text:p text:style-name="P11">It cannot be determined without knowing the exact size and mass of the penny and the nickle. <text:s/></text:p>
            </text:list-item>
          </text:list>
        </text:list-item>
      </text:list>
      <text:p text:style-name="P6"/>
      <text:list xml:id="list210752865242555" text:continue-numbering="true" text:style-name="L1">
        <text:list-item>
          <text:p text:style-name="P12">If an object's acceleration is 0 m/s<text:span text:style-name="T1">2</text:span>, the object must be - </text:p>
          <text:list>
            <text:list-item>
              <text:p text:style-name="P12">not moving</text:p>
            </text:list-item>
            <text:list-item>
              <text:p text:style-name="P12">moving at a constant velocity</text:p>
            </text:list-item>
            <text:list-item>
              <text:p text:style-name="P12">speeding up</text:p>
            </text:list-item>
            <text:list-item>
              <text:p text:style-name="P12">slowing down</text:p>
            </text:list-item>
            <text:list-item>
              <text:p text:style-name="P12">changing direction</text:p>
            </text:list-item>
          </text:list>
        </text:list-item>
      </text:list>
      <text:p text:style-name="P13"/>
      <text:p text:style-name="P13"/>
      <text:list xml:id="list210752318604200" text:continue-numbering="true" text:style-name="L1">
        <text:list-item>
          <text:p text:style-name="P14">An astronaut is traveling on a rocket that travels from earth to the mars. <text:s/>This rocket burns all of its fuel in the first ten minutes, then travels at a speed of 5000 m/s to mars, a distance of <draw:frame draw:style-name="fr2" draw:name="Object6" text:anchor-type="as-char" svg:width="0.9075in" svg:height="0.2075in" draw:z-index="7"><draw:object xlink:href="./Object 6" xlink:type="simple" xlink:show="embed" xlink:actuate="onLoad"/><draw:image xlink:href="./ObjectReplacements/Object 6" xlink:type="simple" xlink:show="embed" xlink:actuate="onLoad"/></draw:frame>. <text:s/>The rocket is halfway to mars when the astronaut realizes he left his camera at home. <text:s/>He radios a second rocket crew on Earth to bring him a camera and meet him on mars. Unfortunately, the second rocket can only accelerate at a rate of 3 m/s<text:span text:style-name="T1">2</text:span>. <text:s/>The second rocket will arrive - . <text:s/></text:p>
          <text:list>
            <text:list-item>
              <text:p text:style-name="P14">after the first rocket.</text:p>
            </text:list-item>
            <text:list-item>
              <text:p text:style-name="P14">at the same time as the first rocket.</text:p>
            </text:list-item>
            <text:list-item>
              <text:p text:style-name="P14">Before the first rocket.</text:p>
            </text:list-item>
            <text:list-item>
              <text:p text:style-name="P14">It is impossible to tell without knowing how long the rocket's fuel will last. </text:p>
            </text:list-item>
            <text:list-item>
              <text:p text:style-name="P14"/>
            </text:list-item>
          </text:list>
        </text:list-item>
      </text:list>
      <text:p text:style-name="P3"/>
      <text:list xml:id="list210752204949499" text:continue-numbering="true" text:style-name="L1">
        <text:list-item>
          <text:p text:style-name="P7"/>
        </text:list-item>
      </text:list>
      <text:p text:style-name="P4"/>
      <text:list xml:id="list210751624497578" text:continue-numbering="true" text:style-name="L1">
        <text:list-item>
          <text:p text:style-name="P8">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9E018EF10A7F5F13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5D44A91D3CD35159.png" xlink:type="simple" xlink:show="embed" xlink:actuate="onLoad"/></draw:frame> <text:s text:c="20"/>Name:<text:tab/><text:tab/><text:date style:data-style-name="N37" text:date-value="2017-05-08T21:07:51.359948976" text:date-adjust="PT24H00M00S">05/0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22M39S</meta:editing-duration>
    <meta:editing-cycles>28</meta:editing-cycles>
    <meta:generator>LibreOffice/5.0.6.2$Linux_X86_64 LibreOffice_project/00$Build-2</meta:generator>
    <meta:initial-creator>Jonas Williamson</meta:initial-creator>
    <dc:date>2017-05-08T21:07:51.308756232</dc:date>
    <meta:document-statistic meta:table-count="0" meta:image-count="2" meta:object-count="6" meta:page-count="1" meta:paragraph-count="28" meta:word-count="327" meta:character-count="1748" meta:non-whitespace-character-count="1414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2</mn>
      </mrow>
      <msub>
        <mi>v</mi>
        <mi>B</mi>
      </msub>
    </mrow>
    <annotation encoding="StarMath 5.0">v sub A  = 2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2</mn>
      </mfrac>
    </mrow>
    <annotation encoding="StarMath 5.0">v sub A  = v sub B over 2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6/content.xml><?xml version="1.0" encoding="utf-8"?>
<math xmlns="http://www.w3.org/1998/Math/MathML" display="block">
  <semantics>
    <mrow>
      <mn>5.46</mn>
      <mi>x</mi>
      <msup>
        <mn>10</mn>
        <mn>10</mn>
      </msup>
      <mi>m</mi>
    </mrow>
    <annotation encoding="StarMath 5.0">5.46 x 10^10 m</annotation>
  </semantics>
</math>
</file>